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style:text-underline-style="none" officeooo:rsid="00dbbed6" officeooo:paragraph-rsid="001f98cf"/>
    </style:style>
    <style:style style:name="P2" style:family="paragraph" style:parent-style-name="normal">
      <style:text-properties style:text-underline-style="none" officeooo:rsid="00237947" officeooo:paragraph-rsid="00237947"/>
    </style:style>
    <style:style style:name="P3" style:family="paragraph" style:parent-style-name="normal">
      <style:text-properties style:text-underline-style="none" officeooo:rsid="0023a754" officeooo:paragraph-rsid="0023a754"/>
    </style:style>
    <style:style style:name="P4" style:family="paragraph" style:parent-style-name="normal">
      <style:text-properties style:text-underline-style="none" officeooo:rsid="0023f256" officeooo:paragraph-rsid="0023f256"/>
    </style:style>
    <style:style style:name="P5" style:family="paragraph" style:parent-style-name="normal">
      <style:text-properties style:text-underline-style="none" officeooo:rsid="00274bcd" officeooo:paragraph-rsid="00274bcd"/>
    </style:style>
    <style:style style:name="P6" style:family="paragraph" style:parent-style-name="normal">
      <style:text-properties style:text-underline-style="none" officeooo:rsid="00274bcd" officeooo:paragraph-rsid="002e3875"/>
    </style:style>
    <style:style style:name="P7" style:family="paragraph" style:parent-style-name="normal">
      <style:text-properties style:text-underline-style="none" officeooo:rsid="002c67fe" officeooo:paragraph-rsid="002c67fe"/>
    </style:style>
    <style:style style:name="P8" style:family="paragraph" style:parent-style-name="normal">
      <style:text-properties style:text-underline-style="none" officeooo:rsid="002e3875" officeooo:paragraph-rsid="002e3875"/>
    </style:style>
    <style:style style:name="P9" style:family="paragraph" style:parent-style-name="normal">
      <style:text-properties style:text-underline-style="none" officeooo:rsid="002e3875" officeooo:paragraph-rsid="007b5bc9"/>
    </style:style>
    <style:style style:name="P10" style:family="paragraph" style:parent-style-name="normal">
      <style:text-properties style:text-underline-style="none" officeooo:rsid="002e3875" officeooo:paragraph-rsid="007bdd91"/>
    </style:style>
    <style:style style:name="P11" style:family="paragraph" style:parent-style-name="normal">
      <style:text-properties style:text-underline-style="none" officeooo:rsid="002109db" officeooo:paragraph-rsid="001f98cf"/>
    </style:style>
    <style:style style:name="P12" style:family="paragraph" style:parent-style-name="normal">
      <style:text-properties style:text-underline-style="none" officeooo:rsid="002a3229" officeooo:paragraph-rsid="0031ad1f"/>
    </style:style>
    <style:style style:name="P13" style:family="paragraph" style:parent-style-name="normal">
      <style:text-properties style:text-underline-style="none" officeooo:rsid="002e3875" officeooo:paragraph-rsid="002e3875" fo:background-color="#ffff00"/>
    </style:style>
    <style:style style:name="P14" style:family="paragraph" style:parent-style-name="normal">
      <style:text-properties style:text-underline-style="none" officeooo:rsid="002e3875" officeooo:paragraph-rsid="0066887d" fo:background-color="#ffff00"/>
    </style:style>
    <style:style style:name="P15" style:family="paragraph" style:parent-style-name="normal">
      <style:text-properties style:text-underline-style="none" officeooo:rsid="003a5d65" officeooo:paragraph-rsid="003a5d65" fo:background-color="#ffff00"/>
    </style:style>
    <style:style style:name="P16" style:family="paragraph" style:parent-style-name="normal">
      <style:text-properties style:text-underline-style="none" officeooo:rsid="003abc14" officeooo:paragraph-rsid="003abc14" fo:background-color="#ffff00"/>
    </style:style>
    <style:style style:name="P17" style:family="paragraph" style:parent-style-name="normal">
      <style:text-properties style:text-underline-style="none" officeooo:rsid="00410c78" officeooo:paragraph-rsid="00410c78" fo:background-color="#ffff00"/>
    </style:style>
    <style:style style:name="P18" style:family="paragraph" style:parent-style-name="normal">
      <style:text-properties style:text-underline-style="none" officeooo:rsid="00486162" officeooo:paragraph-rsid="00486162" fo:background-color="#ffff00"/>
    </style:style>
    <style:style style:name="P19" style:family="paragraph" style:parent-style-name="normal">
      <style:text-properties style:text-underline-style="none" officeooo:rsid="00511d2c" officeooo:paragraph-rsid="00511d2c" fo:background-color="#ffff00"/>
    </style:style>
    <style:style style:name="P20" style:family="paragraph" style:parent-style-name="normal">
      <style:text-properties style:text-underline-style="none" officeooo:rsid="005320bd" officeooo:paragraph-rsid="005320bd" fo:background-color="#ffff00"/>
    </style:style>
    <style:style style:name="P21" style:family="paragraph" style:parent-style-name="normal">
      <style:text-properties style:text-underline-style="none" officeooo:rsid="0053925e" officeooo:paragraph-rsid="0053925e" fo:background-color="#ffff00"/>
    </style:style>
    <style:style style:name="P22" style:family="paragraph" style:parent-style-name="normal">
      <style:text-properties style:text-underline-style="none" officeooo:rsid="0053925e" officeooo:paragraph-rsid="0055d57e" fo:background-color="#ffff00"/>
    </style:style>
    <style:style style:name="P23" style:family="paragraph" style:parent-style-name="normal">
      <style:text-properties style:text-underline-style="none" officeooo:rsid="00473408" officeooo:paragraph-rsid="00473408" fo:background-color="#ffff00"/>
    </style:style>
    <style:style style:name="P24" style:family="paragraph" style:parent-style-name="normal">
      <style:text-properties style:text-underline-style="none" officeooo:rsid="00343687" officeooo:paragraph-rsid="00343687"/>
    </style:style>
    <style:style style:name="P25" style:family="paragraph" style:parent-style-name="normal">
      <style:text-properties style:text-underline-style="none" officeooo:rsid="003513a9" officeooo:paragraph-rsid="003513a9"/>
    </style:style>
    <style:style style:name="P26" style:family="paragraph" style:parent-style-name="normal">
      <style:text-properties style:text-underline-style="none" officeooo:rsid="003513a9" officeooo:paragraph-rsid="003cd7ec"/>
    </style:style>
    <style:style style:name="P27" style:family="paragraph" style:parent-style-name="normal">
      <style:text-properties style:text-underline-style="none" officeooo:rsid="003513a9" officeooo:paragraph-rsid="004c7075"/>
    </style:style>
    <style:style style:name="P28" style:family="paragraph" style:parent-style-name="normal">
      <style:text-properties style:text-underline-style="none" officeooo:rsid="003513a9" officeooo:paragraph-rsid="00664bcf"/>
    </style:style>
    <style:style style:name="P29" style:family="paragraph" style:parent-style-name="normal">
      <style:text-properties style:text-underline-style="none" officeooo:rsid="003a5d65" officeooo:paragraph-rsid="003a5d65"/>
    </style:style>
    <style:style style:name="P30" style:family="paragraph" style:parent-style-name="normal">
      <style:text-properties style:text-underline-style="none" officeooo:rsid="003a5d65" officeooo:paragraph-rsid="00664bcf"/>
    </style:style>
    <style:style style:name="P31" style:family="paragraph" style:parent-style-name="normal">
      <style:text-properties style:text-underline-style="none" officeooo:rsid="003a5d65" officeooo:paragraph-rsid="006cd4c9"/>
    </style:style>
    <style:style style:name="P32" style:family="paragraph" style:parent-style-name="normal">
      <style:text-properties style:text-underline-style="none" officeooo:rsid="003a5d65" officeooo:paragraph-rsid="00837e3d"/>
    </style:style>
    <style:style style:name="P33" style:family="paragraph" style:parent-style-name="normal">
      <style:text-properties style:text-underline-style="none" officeooo:rsid="003abc14" officeooo:paragraph-rsid="003abc14" fo:background-color="transparent"/>
    </style:style>
    <style:style style:name="P34" style:family="paragraph" style:parent-style-name="normal">
      <style:text-properties style:text-underline-style="none" officeooo:rsid="003b03fc" officeooo:paragraph-rsid="003b03fc" fo:background-color="transparent"/>
    </style:style>
    <style:style style:name="P35" style:family="paragraph" style:parent-style-name="normal">
      <style:text-properties style:text-underline-style="none" officeooo:rsid="006c666d" officeooo:paragraph-rsid="006c666d" fo:background-color="transparent"/>
    </style:style>
    <style:style style:name="P36" style:family="paragraph" style:parent-style-name="normal">
      <style:text-properties style:text-underline-style="none" officeooo:rsid="0067d97a" officeooo:paragraph-rsid="0067d97a" fo:background-color="transparent"/>
    </style:style>
    <style:style style:name="P37" style:family="paragraph" style:parent-style-name="normal">
      <style:text-properties style:text-underline-style="none" officeooo:rsid="0067d97a" officeooo:paragraph-rsid="00818194" fo:background-color="transparent"/>
    </style:style>
    <style:style style:name="P38" style:family="paragraph" style:parent-style-name="normal">
      <style:text-properties style:text-underline-style="none" officeooo:rsid="003cd7ec" officeooo:paragraph-rsid="003cd7ec"/>
    </style:style>
    <style:style style:name="P39" style:family="paragraph" style:parent-style-name="normal">
      <style:text-properties style:text-underline-style="none" officeooo:rsid="00410c78" officeooo:paragraph-rsid="00410c78"/>
    </style:style>
    <style:style style:name="P40" style:family="paragraph" style:parent-style-name="normal">
      <style:text-properties style:text-underline-style="none" officeooo:rsid="00486162" officeooo:paragraph-rsid="00486162"/>
    </style:style>
    <style:style style:name="P41" style:family="paragraph" style:parent-style-name="normal">
      <style:text-properties style:text-underline-style="none" officeooo:rsid="004a1936" officeooo:paragraph-rsid="004a1936"/>
    </style:style>
    <style:style style:name="P42" style:family="paragraph" style:parent-style-name="normal">
      <style:text-properties style:text-underline-style="none" officeooo:rsid="004d3ab0" officeooo:paragraph-rsid="004d3ab0"/>
    </style:style>
    <style:style style:name="P43" style:family="paragraph" style:parent-style-name="normal">
      <style:text-properties style:text-underline-style="none" officeooo:rsid="004dbed9" officeooo:paragraph-rsid="004dbed9"/>
    </style:style>
    <style:style style:name="P44" style:family="paragraph" style:parent-style-name="normal">
      <style:text-properties style:text-underline-style="none" officeooo:rsid="00511d2c" officeooo:paragraph-rsid="00511d2c"/>
    </style:style>
    <style:style style:name="P45" style:family="paragraph" style:parent-style-name="normal">
      <style:text-properties style:text-underline-style="none" officeooo:rsid="00518453" officeooo:paragraph-rsid="0052b05a"/>
    </style:style>
    <style:style style:name="P46" style:family="paragraph" style:parent-style-name="normal">
      <style:text-properties style:text-underline-style="none" officeooo:rsid="0052b05a" officeooo:paragraph-rsid="0052b05a"/>
    </style:style>
    <style:style style:name="P47" style:family="paragraph" style:parent-style-name="normal">
      <style:text-properties style:text-underline-style="none" officeooo:rsid="005320bd" officeooo:paragraph-rsid="005320bd"/>
    </style:style>
    <style:style style:name="P48" style:family="paragraph" style:parent-style-name="normal">
      <style:text-properties style:text-underline-style="none" officeooo:rsid="0053925e" officeooo:paragraph-rsid="0053925e"/>
    </style:style>
    <style:style style:name="P49" style:family="paragraph" style:parent-style-name="normal">
      <style:text-properties style:text-underline-style="none" officeooo:rsid="00554587" officeooo:paragraph-rsid="00554587"/>
    </style:style>
    <style:style style:name="P50" style:family="paragraph" style:parent-style-name="normal">
      <style:text-properties style:text-underline-style="none" officeooo:rsid="0055d57e" officeooo:paragraph-rsid="0055d57e"/>
    </style:style>
    <style:style style:name="P51" style:family="paragraph" style:parent-style-name="normal">
      <style:text-properties style:text-underline-style="none" officeooo:rsid="0058e789" officeooo:paragraph-rsid="0058e789"/>
    </style:style>
    <style:style style:name="P52" style:family="paragraph" style:parent-style-name="normal">
      <style:text-properties style:text-underline-style="none" officeooo:rsid="006158c7" officeooo:paragraph-rsid="006158c7"/>
    </style:style>
    <style:style style:name="P53" style:family="paragraph" style:parent-style-name="normal">
      <style:text-properties style:text-underline-style="none" officeooo:rsid="002c0162" officeooo:paragraph-rsid="006158c7"/>
    </style:style>
    <style:style style:name="P54" style:family="paragraph" style:parent-style-name="normal">
      <style:text-properties style:text-underline-style="none" officeooo:rsid="0063d737" officeooo:paragraph-rsid="0063d737"/>
    </style:style>
    <style:style style:name="P55" style:family="paragraph" style:parent-style-name="normal">
      <style:text-properties style:text-underline-style="none" officeooo:rsid="003620d6" officeooo:paragraph-rsid="00664bcf"/>
    </style:style>
    <style:style style:name="P56" style:family="paragraph" style:parent-style-name="normal">
      <style:text-properties style:text-underline-style="none" officeooo:rsid="00664bcf" officeooo:paragraph-rsid="00664bcf"/>
    </style:style>
    <style:style style:name="P57" style:family="paragraph" style:parent-style-name="normal">
      <style:text-properties style:text-underline-style="none" officeooo:rsid="0059a823" officeooo:paragraph-rsid="0059a823" fo:background-color="#23ff23"/>
    </style:style>
    <style:style style:name="P58" style:family="paragraph" style:parent-style-name="normal">
      <style:text-properties style:text-underline-style="none" officeooo:rsid="006cd4c9" officeooo:paragraph-rsid="006cd4c9"/>
    </style:style>
    <style:style style:name="P59" style:family="paragraph" style:parent-style-name="normal">
      <style:text-properties style:text-underline-style="none" officeooo:rsid="004372c5" officeooo:paragraph-rsid="004372c5"/>
    </style:style>
    <style:style style:name="P60" style:family="paragraph" style:parent-style-name="normal">
      <style:text-properties style:text-underline-style="none" officeooo:rsid="00473408" officeooo:paragraph-rsid="00473408"/>
    </style:style>
    <style:style style:name="P61" style:family="paragraph" style:parent-style-name="normal">
      <style:text-properties style:text-underline-style="none" officeooo:rsid="003e705d" officeooo:paragraph-rsid="003e705d"/>
    </style:style>
    <style:style style:name="P62" style:family="paragraph" style:parent-style-name="normal">
      <style:text-properties style:text-underline-style="none" officeooo:rsid="007010fd" officeooo:paragraph-rsid="007010fd"/>
    </style:style>
    <style:style style:name="P63" style:family="paragraph" style:parent-style-name="normal">
      <style:text-properties style:text-underline-style="none" officeooo:rsid="0063d737" officeooo:paragraph-rsid="00855722" fo:background-color="#00ffff"/>
    </style:style>
    <style:style style:name="P64" style:family="paragraph" style:parent-style-name="normal">
      <style:text-properties style:text-underline-style="none" officeooo:rsid="005ece56" officeooo:paragraph-rsid="007b5bc9"/>
    </style:style>
    <style:style style:name="P65" style:family="paragraph" style:parent-style-name="normal">
      <style:text-properties style:text-underline-style="none" officeooo:rsid="007bdd91" officeooo:paragraph-rsid="007bdd91"/>
    </style:style>
    <style:style style:name="P66" style:family="paragraph" style:parent-style-name="normal">
      <style:text-properties style:text-underline-style="none" officeooo:rsid="007c8118" officeooo:paragraph-rsid="007c8118"/>
    </style:style>
    <style:style style:name="P67" style:family="paragraph" style:parent-style-name="normal">
      <style:text-properties officeooo:rsid="002e3875" officeooo:paragraph-rsid="007b5bc9"/>
    </style:style>
    <style:style style:name="P68" style:family="paragraph" style:parent-style-name="normal">
      <style:text-properties officeooo:paragraph-rsid="007b5bc9"/>
    </style:style>
    <style:style style:name="P69" style:family="paragraph" style:parent-style-name="Text_20_body">
      <style:text-properties officeooo:rsid="002e3875" officeooo:paragraph-rsid="002e3875"/>
    </style:style>
    <style:style style:name="P70" style:family="paragraph" style:parent-style-name="normal">
      <style:text-properties style:text-underline-style="none" officeooo:rsid="0041f167" officeooo:paragraph-rsid="003a5d65" fo:background-color="#ffff00"/>
    </style:style>
    <style:style style:name="P71" style:family="paragraph" style:parent-style-name="normal">
      <style:text-properties style:text-underline-style="none" officeooo:rsid="00469aa6" officeooo:paragraph-rsid="008c341d" fo:background-color="#ffff00"/>
    </style:style>
    <style:style style:name="P72" style:family="paragraph" style:parent-style-name="normal">
      <style:text-properties style:text-underline-style="none" officeooo:rsid="004372c5" officeooo:paragraph-rsid="0085b401"/>
    </style:style>
    <style:style style:name="P73" style:family="paragraph" style:parent-style-name="normal">
      <style:text-properties style:text-underline-style="none" officeooo:rsid="00469aa6" officeooo:paragraph-rsid="008967c3"/>
    </style:style>
    <style:style style:name="P74" style:family="paragraph" style:parent-style-name="normal">
      <style:text-properties style:text-underline-style="none" officeooo:rsid="008608eb" officeooo:paragraph-rsid="008608eb"/>
    </style:style>
    <style:style style:name="P75" style:family="paragraph" style:parent-style-name="normal">
      <style:text-properties style:text-underline-style="none" officeooo:rsid="002e3875" officeooo:paragraph-rsid="0087b779"/>
    </style:style>
    <style:style style:name="P76" style:family="paragraph" style:parent-style-name="normal">
      <style:text-properties style:text-underline-style="none" officeooo:rsid="002e3875" officeooo:paragraph-rsid="008ca499"/>
    </style:style>
    <style:style style:name="P77" style:family="paragraph" style:parent-style-name="normal">
      <style:text-properties style:text-underline-style="none" officeooo:rsid="0067d97a" officeooo:paragraph-rsid="00818194" fo:background-color="transparent"/>
    </style:style>
    <style:style style:name="P78" style:family="paragraph" style:parent-style-name="normal">
      <style:text-properties style:text-underline-style="none" officeooo:rsid="00486162" officeooo:paragraph-rsid="0093809f"/>
    </style:style>
    <style:style style:name="P79" style:family="paragraph" style:parent-style-name="normal">
      <style:text-properties style:text-underline-style="none" officeooo:rsid="00486162" officeooo:paragraph-rsid="0093d823"/>
    </style:style>
    <style:style style:name="P80" style:family="paragraph" style:parent-style-name="normal">
      <style:text-properties style:text-underline-style="none" officeooo:rsid="00486162" officeooo:paragraph-rsid="00959adf"/>
    </style:style>
    <style:style style:name="P81" style:family="paragraph" style:parent-style-name="normal">
      <style:text-properties officeooo:rsid="002e3875" officeooo:paragraph-rsid="007b5bc9"/>
    </style:style>
    <style:style style:name="T1" style:family="text">
      <style:text-properties officeooo:rsid="0023d5d0"/>
    </style:style>
    <style:style style:name="T2" style:family="text">
      <style:text-properties officeooo:rsid="002594cc"/>
    </style:style>
    <style:style style:name="T3" style:family="text">
      <style:text-properties officeooo:rsid="002836df"/>
    </style:style>
    <style:style style:name="T4" style:family="text">
      <style:text-properties officeooo:rsid="002c0162"/>
    </style:style>
    <style:style style:name="T5" style:family="text">
      <style:text-properties officeooo:rsid="002defb8"/>
    </style:style>
    <style:style style:name="T6" style:family="text">
      <style:text-properties officeooo:rsid="002e3875"/>
    </style:style>
    <style:style style:name="T7" style:family="text">
      <style:text-properties style:text-underline-style="none"/>
    </style:style>
    <style:style style:name="T8" style:family="text">
      <style:text-properties style:text-underline-style="none" officeooo:rsid="002f83ad"/>
    </style:style>
    <style:style style:name="T9" style:family="text">
      <style:text-properties style:text-underline-style="none" officeooo:rsid="005ece56"/>
    </style:style>
    <style:style style:name="T10" style:family="text">
      <style:text-properties style:text-underline-style="none" officeooo:rsid="002e3875"/>
    </style:style>
    <style:style style:name="T11" style:family="text">
      <style:text-properties style:text-underline-style="none" officeooo:rsid="008ca499"/>
    </style:style>
    <style:style style:name="T12" style:family="text">
      <style:text-properties style:text-underline-style="none" officeooo:rsid="008cd9c1"/>
    </style:style>
    <style:style style:name="T13" style:family="text">
      <style:text-properties officeooo:rsid="0031ad1f"/>
    </style:style>
    <style:style style:name="T14" style:family="text">
      <style:text-properties officeooo:rsid="0032b011"/>
    </style:style>
    <style:style style:name="T15" style:family="text">
      <style:text-properties fo:background-color="#ffff00" loext:char-shading-value="0"/>
    </style:style>
    <style:style style:name="T16" style:family="text">
      <style:text-properties officeooo:rsid="003f8275" fo:background-color="#ffff00" loext:char-shading-value="0"/>
    </style:style>
    <style:style style:name="T17" style:family="text">
      <style:text-properties officeooo:rsid="0041f167" fo:background-color="#ffff00" loext:char-shading-value="0"/>
    </style:style>
    <style:style style:name="T18" style:family="text">
      <style:text-properties officeooo:rsid="00461686" fo:background-color="#ffff00" loext:char-shading-value="0"/>
    </style:style>
    <style:style style:name="T19" style:family="text">
      <style:text-properties officeooo:rsid="0055d57e" fo:background-color="#ffff00" loext:char-shading-value="0"/>
    </style:style>
    <style:style style:name="T20" style:family="text">
      <style:text-properties officeooo:rsid="003a5d65"/>
    </style:style>
    <style:style style:name="T21" style:family="text">
      <style:text-properties officeooo:rsid="003cd7ec"/>
    </style:style>
    <style:style style:name="T22" style:family="text">
      <style:text-properties officeooo:rsid="003f8275"/>
    </style:style>
    <style:style style:name="T23" style:family="text">
      <style:text-properties officeooo:rsid="00410c78"/>
    </style:style>
    <style:style style:name="T24" style:family="text">
      <style:text-properties officeooo:rsid="0041f167"/>
    </style:style>
    <style:style style:name="T25" style:family="text">
      <style:text-properties officeooo:rsid="00461686"/>
    </style:style>
    <style:style style:name="T26" style:family="text">
      <style:text-properties officeooo:rsid="004aca6c"/>
    </style:style>
    <style:style style:name="T27" style:family="text">
      <style:text-properties officeooo:rsid="004c7075"/>
    </style:style>
    <style:style style:name="T28" style:family="text">
      <style:text-properties officeooo:rsid="004ff415"/>
    </style:style>
    <style:style style:name="T29" style:family="text">
      <style:text-properties officeooo:rsid="00518453"/>
    </style:style>
    <style:style style:name="T30" style:family="text">
      <style:text-properties officeooo:rsid="0052b05a"/>
    </style:style>
    <style:style style:name="T31" style:family="text">
      <style:text-properties officeooo:rsid="005320bd"/>
    </style:style>
    <style:style style:name="T32" style:family="text">
      <style:text-properties officeooo:rsid="0053925e"/>
    </style:style>
    <style:style style:name="T33" style:family="text">
      <style:text-properties officeooo:rsid="0055d57e"/>
    </style:style>
    <style:style style:name="T34" style:family="text">
      <style:text-properties officeooo:rsid="005758e1"/>
    </style:style>
    <style:style style:name="T35" style:family="text">
      <style:text-properties officeooo:rsid="0059a823"/>
    </style:style>
    <style:style style:name="T36" style:family="text">
      <style:text-properties officeooo:rsid="005a797a"/>
    </style:style>
    <style:style style:name="T37" style:family="text">
      <style:text-properties officeooo:rsid="005ab1a4"/>
    </style:style>
    <style:style style:name="T38" style:family="text">
      <style:text-properties officeooo:rsid="005ae1c6"/>
    </style:style>
    <style:style style:name="T39" style:family="text">
      <style:text-properties officeooo:rsid="005e0343"/>
    </style:style>
    <style:style style:name="T40" style:family="text">
      <style:text-properties officeooo:rsid="005ece56"/>
    </style:style>
    <style:style style:name="T41" style:family="text">
      <style:text-properties officeooo:rsid="0060af6c"/>
    </style:style>
    <style:style style:name="T42" style:family="text">
      <style:text-properties officeooo:rsid="006158c7"/>
    </style:style>
    <style:style style:name="T43" style:family="text">
      <style:text-properties officeooo:rsid="0062f43c"/>
    </style:style>
    <style:style style:name="T44" style:family="text">
      <style:text-properties officeooo:rsid="0063daf5"/>
    </style:style>
    <style:style style:name="T45" style:family="text">
      <style:text-properties officeooo:rsid="00664bcf"/>
    </style:style>
    <style:style style:name="T46" style:family="text">
      <style:text-properties officeooo:rsid="0066887d"/>
    </style:style>
    <style:style style:name="T47" style:family="text">
      <style:text-properties officeooo:rsid="0069c570"/>
    </style:style>
    <style:style style:name="T48" style:family="text">
      <style:text-properties officeooo:rsid="006b1af3"/>
    </style:style>
    <style:style style:name="T49" style:family="text">
      <style:text-properties officeooo:rsid="006c666d"/>
    </style:style>
    <style:style style:name="T50" style:family="text">
      <style:text-properties officeooo:rsid="006cd4c9"/>
    </style:style>
    <style:style style:name="T51" style:family="text">
      <style:text-properties officeooo:rsid="006e3cfe"/>
    </style:style>
    <style:style style:name="T52" style:family="text">
      <style:text-properties officeooo:rsid="007010fd"/>
    </style:style>
    <style:style style:name="T53" style:family="text">
      <style:text-properties officeooo:rsid="0071df79"/>
    </style:style>
    <style:style style:name="T54" style:family="text">
      <style:text-properties officeooo:rsid="00737b1d"/>
    </style:style>
    <style:style style:name="T55" style:family="text">
      <style:text-properties officeooo:rsid="0074dc6b"/>
    </style:style>
    <style:style style:name="T56" style:family="text">
      <style:text-properties officeooo:rsid="00760090"/>
    </style:style>
    <style:style style:name="T57" style:family="text">
      <style:text-properties officeooo:rsid="00785c74"/>
    </style:style>
    <style:style style:name="T58" style:family="text">
      <style:text-properties officeooo:rsid="00794cd0"/>
    </style:style>
    <style:style style:name="T59" style:family="text">
      <style:text-properties officeooo:rsid="00798b43"/>
    </style:style>
    <style:style style:name="T60" style:family="text">
      <style:text-properties officeooo:rsid="007ae2d6"/>
    </style:style>
    <style:style style:name="T61" style:family="text">
      <style:text-properties officeooo:rsid="007b5bc9"/>
    </style:style>
    <style:style style:name="T62" style:family="text">
      <style:text-properties officeooo:rsid="007c8118"/>
    </style:style>
    <style:style style:name="T63" style:family="text">
      <style:text-properties officeooo:rsid="007e3f48"/>
    </style:style>
    <style:style style:name="T64" style:family="text">
      <style:text-properties officeooo:rsid="00817954"/>
    </style:style>
    <style:style style:name="T65" style:family="text">
      <style:text-properties officeooo:rsid="00818194"/>
    </style:style>
    <style:style style:name="T66" style:family="text">
      <style:text-properties officeooo:rsid="00837e3d"/>
    </style:style>
    <style:style style:name="T67" style:family="text">
      <style:text-properties officeooo:rsid="0085b401"/>
    </style:style>
    <style:style style:name="T68" style:family="text">
      <style:text-properties officeooo:rsid="008608eb"/>
    </style:style>
    <style:style style:name="T69" style:family="text">
      <style:text-properties officeooo:rsid="0063d737" fo:background-color="#00ffff" loext:char-shading-value="0"/>
    </style:style>
    <style:style style:name="T70" style:family="text">
      <style:text-properties officeooo:rsid="008a90d3"/>
    </style:style>
    <style:style style:name="T71" style:family="text">
      <style:text-properties officeooo:rsid="008e930d"/>
    </style:style>
    <style:style style:name="T72" style:family="text">
      <style:text-properties officeooo:rsid="008fa5b6"/>
    </style:style>
    <style:style style:name="T73" style:family="text">
      <style:text-properties officeooo:rsid="00927724"/>
    </style:style>
    <style:style style:name="T74" style:family="text">
      <style:text-properties officeooo:rsid="0093809f"/>
    </style:style>
    <style:style style:name="T75" style:family="text">
      <style:text-properties officeooo:rsid="00959a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text:span text:style-name="T36"># </text:span>CAPITULO 4</text:p>
      <text:p text:style-name="P1"/>
      <text:p text:style-name="normal">Pruebas de ejecución</text:p>
      <text:p text:style-name="P1"/>
      <text:p text:style-name="normal"><text:span text:style-name="T36">## </text:span>4.1 Introducción</text:p>
      <text:p text:style-name="P2"/>
      <text:p text:style-name="P3">En este capitulo se presentan los resultados obtenidos en cada etapa de la optimización, <text:span text:style-name="T1">especialmente </text:span>el speedup de la aplicación <text:span text:style-name="T1">pero también mostrando el uso de archivos en disco así como la cantidad de memoria necesaria. Se mostrará también el estado del sistema durante las distintas ejecuciones de la aplicación.</text:span></text:p>
      <text:p text:style-name="P4">Como la optimización se realiz<text:span text:style-name="T37">ó</text:span> en varios pasos se mostraran los resultados iniciales, parciales y finales del proceso. De esta manera es posible ver el impacto de cada parte de la optimización en el código legacy. Como indican Grama-Gupta et Al. [<text:span text:style-name="T2">cap 2</text:span>] la optimización previa del código <text:span text:style-name="T52">serial</text:span> es necesaria para evitar <text:span text:style-name="T2">efectos indeseados en las mediciones, </text:span>y <text:span text:style-name="T13">puede </text:span>representa<text:span text:style-name="T13">r</text:span> un factor de speedup de la aplicación de entre 2X y 5X. </text:p>
      <text:p text:style-name="P5">La aplicación <text:span text:style-name="T38">fue</text:span> modificada lo menos posible en el proceso de optimización por lo cual no toda la ganancia posible en una recodificación es alcanzada, pero como se explicó en el capitulo anterior, se trat<text:span text:style-name="T38">ó</text:span> de hacer los cambios lo mas transparente posibles al usuario <text:span text:style-name="T38">y </text:span>creador de la aplicación.</text:p>
      <text:p text:style-name="P12">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4">Para este trabajo de tesis se elige trabajar principalmente con el conjunto de datos resultante del caso de cantidad de paneles 50x50, sin embargo se presentan observaciones obtenidas de una prueba en uno solo de los equipos para el caso de tamaño 80x80. El usuario y creador de la aplicación indicó que la ejecución de la aplicación con el tamaño del problema en 50x50 paneles demoraba en el orden de horas de ejecución, indicando que se dejaba corriendo de un día para el otro. El tamaño de 80x80 podía llegar a durar días. No se tienen datos fehacientes de estas ejecuciones, las cuales eran realizadas en computadoras de principios de la década del 90.</text:span></text:p>
      <text:p text:style-name="P5"/>
      <text:p text:style-name="normal"><text:span text:style-name="T36">## </text:span>4.2 <text:span text:style-name="T6">Equipos/Computadoras/</text:span>Arquitecturas de prueba</text:p>
      <text:p text:style-name="P7"/>
      <text:p text:style-name="P8">Las pruebas se llevaron a cabo en <text:span text:style-name="T39">dos</text:span> equipos para <text:span text:style-name="T39">ob</text:span>tener resultados <text:span text:style-name="T14">que permitieran</text:span> realizar una mejor evaluación del proceso de optimización. </text:p>
      <text:p text:style-name="P8">L<text:span text:style-name="T39">as</text:span> <text:span text:style-name="T39">computadoras</text:span> utilizad<text:span text:style-name="T39">a</text:span>s fueron <text:span text:style-name="T39">una PC y una Notebook, ambas multiprocesador y con arquitectura de 64 bits. A continuación podemos ver la descripción de los equipos: </text:span></text:p>
      <text:p text:style-name="P8"/>
      <text:p text:style-name="P8">* Equipo 1 <text:span text:style-name="T40">(PC Clon)</text:span>:</text:p>
      <text:p text:style-name="P8"><text:s text:c="6"/>* Procesador AMD Phenom II <text:span text:style-name="T40">x4 </text:span>9<text:span text:style-name="T40">5</text:span>5 x86_64</text:p>
      <text:p text:style-name="P75"><text:s text:c="13"/>* <text:span text:style-name="T40">4 cores reales.</text:span></text:p>
      <text:p text:style-name="P75"><text:span text:style-name="T40"><text:s text:c="13"/>* Frecuencia máxima de 3.2 Ghz.</text:span></text:p>
      <text:p text:style-name="P76"><text:s text:c="13"/>* <text:span text:style-name="T40">Release date: Abril del 2009.</text:span></text:p>
      <text:p text:style-name="P8"><text:s text:c="6"/>* Mother ASUS <text:span text:style-name="T58">M4A785TD-V EVO</text:span></text:p>
      <text:p text:style-name="P9"><text:s text:c="6"/>* 4Gb RAM <text:span text:style-name="T40">DDR3 1333Mhz.</text:span></text:p>
      <text:p text:style-name="P9"><text:s text:c="6"/>* <text:span text:style-name="T60">HD</text:span> SATA II <text:span text:style-name="T59">3Gbps</text:span>.</text:p>
      <text:p text:style-name="P9"><text:s text:c="6"/>* <text:span text:style-name="T61">USB 2.0 (480 Mbps)</text:span></text:p>
      <text:p text:style-name="P8">* Equipo 2 <text:span text:style-name="T40">(Notebook)</text:span>:</text:p>
      <text:p text:style-name="P67"><text:span text:style-name="T7"><text:s text:c="6"/>* Procesador Intel Core i3-370</text:span><text:span text:style-name="T8">M</text:span><text:span text:style-name="T7"> x86_64</text:span></text:p>
      <text:p text:style-name="P67"><text:span text:style-name="T7"><text:s text:c="13"/>* </text:span><text:span text:style-name="T9">2 cores reales + 2 hilos de control por core.</text:span></text:p>
      <text:p text:style-name="P67"><text:span text:style-name="T9"><text:s text:c="13"/>* </text:span><text:span text:style-name="T11">Frecuencia máxima de </text:span><text:span text:style-name="T12">2.4 </text:span><text:span text:style-name="T11">Ghz</text:span></text:p>
      <text:p text:style-name="P64"><text:span text:style-name="T6"><text:s text:c="13"/></text:span>* Release date: Ju<text:span text:style-name="T58">n</text:span>io del 2010.</text:p>
      <text:p text:style-name="P68"><text:span text:style-name="T10"><text:s text:c="6"/>* Mother Dell </text:span>0PJTXT-<text:span text:style-name="T60">A11</text:span><text:span text:style-name="T10">.</text:span></text:p>
      <text:p text:style-name="P9"><text:s text:c="6"/>* 6Gb RAM <text:span text:style-name="T40">DDR3 1333Mhz.</text:span></text:p>
      <text:p text:style-name="P9"><text:soft-page-break/><text:s text:c="6"/>* HD SATA II <text:span text:style-name="T60">3Gbps</text:span>.</text:p>
      <text:p text:style-name="P10"><text:s text:c="6"/>* <text:span text:style-name="T61">USB 2.0 (480 Mbps)</text:span></text:p>
      <text:p text:style-name="P6"/>
      <text:p text:style-name="P66">Nos referiremos de ahora en mas al primer equipo como PC1 y al segundo equipo como PC2.</text:p>
      <text:p text:style-name="P65">Se utilizó una versión Live USB de Slackware Linux como SO de las pruebas. Como disco de almacenamiento sobre el que corría la aplicación se utilizó un Flash Drive USB, en el cual se creaban los archivos durante la ejecución.</text:p>
      <text:p text:style-name="P6"/>
      <text:p text:style-name="normal"><text:span text:style-name="T36">## </text:span>4.3 Pruebas de tiempo.</text:p>
      <text:p text:style-name="P69">Para las pruebas de tiempo se utilizó el comando time [<text:span text:style-name="T15">ref al man time online?</text:span>] de manera de poder evaluar el tiempo real consumido por la aplicación en sus diferentes etapas: programa original, optimizado <text:span text:style-name="T52">serial</text:span>mente, optimizado paralelamente. <text:span text:style-name="T41">Mostraremos</text:span> los tiempos en los equipos seleccionados para las pruebas y las mejoras en desempeño que <text:span text:style-name="T41">obtuvimos en</text:span> el programa en cada <text:span text:style-name="T41">iteración de la</text:span> optimización. <text:span text:style-name="T49">El tamaño de programa seleccionado para las pruebas generales es de 50x50 paneles, el mas pequeño provisto por el usuario de la aplicación.</text:span></text:p>
      <text:p text:style-name="P69">También se incluyen muestras del estado de los archivos en disco luego de la ejecución del programa, el estado de la memoria y la CPU en plena ejecución del programa, para mostrar los resultados de las optimizaciones realizadas.</text:p>
      <text:p text:style-name="normal"><text:span text:style-name="T36">### </text:span>4.<text:span text:style-name="T5">3.1</text:span> Estado inicial y primer<text:span text:style-name="T3">as mediciones</text:span></text:p>
      <text:p text:style-name="P53"><text:span text:style-name="T42">Como se indicó previamente, </text:span>solo <text:span text:style-name="T42">contamos con</text:span> el código <text:span text:style-name="T42">original y </text:span>los datos de <text:span text:style-name="T14">resultado</text:span> <text:span text:style-name="T42">provistos por el usuario de la aplicación.</text:span> <text:span text:style-name="T42">Lo primero que hicimos fue </text:span>compilar y ejecutar el programa <text:span text:style-name="T14">original </text:span>para calcular el tiempo inicial de referencia <text:span text:style-name="T42">para el resto del trabajo</text:span>, resguardando <text:span text:style-name="T14">de una posible reescritura a </text:span>los datos originales, <text:span text:style-name="T42">que</text:span> <text:span text:style-name="T14">luego utilizaremos para poder </text:span>verificar la correctitud de las distintas versiones del proceso de optimización. </text:p>
      <text:p text:style-name="P24"><text:span text:style-name="T20">En ambos equipos r</text:span>ealizamos la compilación con el siguiente comando:</text:p>
      <text:p text:style-name="P52"/>
      <text:p text:style-name="P25"><text:s text:c="6"/>$ gfortran -o <text:span text:style-name="T43">serial</text:span> invisidos2fin.for</text:p>
      <text:p text:style-name="P52"/>
      <text:p text:style-name="P25">Esto crea un archivo ejecutable llamado “<text:span text:style-name="T43">serial</text:span>”.</text:p>
      <text:p text:style-name="P25">Para poder lanzar el ejecutable y poder verificar el tiempo lo realizamos con el comando:</text:p>
      <text:p text:style-name="P52"/>
      <text:p text:style-name="P25"><text:s text:c="6"/>$ time ./original</text:p>
      <text:p text:style-name="P52"/>
      <text:p text:style-name="P55">El tiempo resultante <text:span text:style-name="T45">calculado por el comando “time” </text:span>arroja para la linea “real” (tiempo real/total de ejecución) <text:span text:style-name="T63">21</text:span>m<text:span text:style-name="T63">48.109</text:span>s <text:span text:style-name="T45">para el equipo PC1.</text:span></text:p>
      <text:p text:style-name="P56">El equipo <text:span text:style-name="T62">PC2 </text:span>muestra un tiempo de 2<text:span text:style-name="T63">2</text:span>m<text:span text:style-name="T63">56</text:span>.<text:span text:style-name="T63">392</text:span>s. Se puede observar esto en la figura 4.3.1.yy.</text:p>
      <text:p text:style-name="P14"/>
      <text:p text:style-name="P14"><text:span text:style-name="T57"><text:s text:c="5"/>Figura 4.3.1.yy. <text:s/></text:span>Mostrar tiempo <text:span text:style-name="T46">en figura.</text:span></text:p>
      <text:p text:style-name="P36"/>
      <text:p text:style-name="P37">Podemos observar que con un cambio de procesador y tecnología/<text:span text:style-name="T47">arquitectura </text:span>del mismo <text:span text:style-name="T65">(PC1 con 4 cores reales, PC2 con 2 cores y 2 hilos de control por core)</text:span> <text:span text:style-name="T64">se incurre en una demora de 1m8s</text:span>. <text:span text:style-name="T64">Se tomó otra muestra con el equipo PC2 y se obtuvo un resultado similar, 23m1.628s por lo que podríamos indicar que la diferencia persiste y se mantiene dentro de ciertos parámetros. Esta diferencia observada es posible que se deba a la mayor velocidad del procesador en PC1, incluso se podría investigar la jerarquía de memoria, especialmente las cache de ambos procesadores.</text:span></text:p>
      <text:p text:style-name="P37"/>
      <text:p text:style-name="P28">La ejecución genera todos los archivos utilizados para cálculos intermedios y resultados finales así como los temporales con los que el programa trabaja. </text:p>
      <text:p text:style-name="P54"><text:soft-page-break/>La ejecución serial del programa original generó en ambos equipos la misma cantidad de archivos, 58 archivos entre los “.txt”, “.plt”, “.out” y los “.tmp”, <text:span text:style-name="T44">esto es así por el determinismo del programa.</text:span> No contamos el archivo ejecutable ni el de datos de ingreso “entvis2f.in”. </text:p>
      <text:p text:style-name="P30"><text:span text:style-name="T44">E</text:span>l tamaño en disco ocupado <text:span text:style-name="T65">tanto en PC1 como en PC2</text:span> por los <text:span text:style-name="T44">archivos fue</text:span> de <text:span text:style-name="T65">684</text:span> <text:span text:style-name="T48">M</text:span>b, donde el mayor tamaño <text:span text:style-name="T44">era</text:span> ocupado por los archivos <text:span text:style-name="T65">ocho archivos</text:span> “.<text:span text:style-name="T44">tmp</text:span>”, <text:span text:style-name="T44">de los cuales siete ocupan 96 Mb cada uno para un total de 672 Mb</text:span>. </text:p>
      <text:p text:style-name="P30">Esto <text:span text:style-name="T45">se puede observar</text:span> en la figura 4.3.<text:span text:style-name="T33">1</text:span>.xx. (imagen del tamaño del dir y de los arch) </text:p>
      <text:p text:style-name="P55"/>
      <text:p text:style-name="P13"><text:span text:style-name="T57"><text:s text:c="6"/>Figura 4.3.1.xx. <text:s/></text:span>mostrar archivos <text:span text:style-name="T23">(tamaño con du -sh)</text:span> y en especial los tmp.</text:p>
      <text:p text:style-name="P70"/>
      <text:p text:style-name="P29"><text:span text:style-name="T17"><text:s text:c="5"/>(si hay mucha variación explicar el tamaño de bloque y el tipo de FS y dejar para estudio)</text:span>. </text:p>
      <text:p text:style-name="P29"/>
      <text:p text:style-name="P15"><text:s text:c="5"/>Agregar tabla 4.3.xx con cant archivos, espacio en disco y tiempos de cada equipo.</text:p>
      <text:p text:style-name="P29"/>
      <text:p text:style-name="P32">La cantidad de memoria consumida por el programa <text:span text:style-name="T66">al iniciar</text:span> en cada equipo es de <text:span text:style-name="T66">217</text:span> Mb en <text:span text:style-name="T66">PC1</text:span> <text:span text:style-name="T50">y</text:span> <text:span text:style-name="T66">lo mismo</text:span> en <text:span text:style-name="T66">PC2</text:span>. <text:span text:style-name="T66">Cuando durante la ejecución la aplicación ingresa en la subrutina solgauss la memoria se incrementa a 255 Mb. Y al salir de esta subrutina la memoria baja a 217 Mb. Esto nuevamente en ambos equipos.</text:span></text:p>
      <text:p text:style-name="P32"><text:span text:style-name="T25">Estos datos se obtienen del comando pmap [</text:span><text:span text:style-name="T18">referencia a man online?</text:span><text:span text:style-name="T25">] aplicado sobre el proceso en ejecución, por ejemplo si la aplicación tiene PID 2228:</text:span></text:p>
      <text:p text:style-name="P58"/>
      <text:p text:style-name="P58"><text:s text:c="7"/>$ pmap -x 2228</text:p>
      <text:p text:style-name="P31"/>
      <text:p text:style-name="P31"><text:span text:style-name="T50">Esta información s</text:span>e puede observar en la tabla 4.3.yy. </text:p>
      <text:p text:style-name="P29"/>
      <text:p text:style-name="P15"><text:s text:c="6"/>Agregar tabla 4.3.yy <text:span text:style-name="T50">con info de pmap</text:span></text:p>
      <text:p text:style-name="P15"/>
      <text:p text:style-name="P33">Por último la CPU utilizada siempre <text:span text:style-name="T50">fue</text:span> una sola de las disponibles, ya que el programa es <text:span text:style-name="T52">serial</text:span>. Esto se puede observar en la figura 4.3.<text:span text:style-name="T33">1.zzz</text:span>, donde se ve el trabajo en uno de los momentos en que el programa está dentro de la subrutina estela.</text:p>
      <text:p text:style-name="P33"/>
      <text:p text:style-name="P16"><text:s text:c="6"/>Agregar figura 4.3.<text:span text:style-name="T33">1.zzz <text:s/>con imagen de pc1 y pc2</text:span></text:p>
      <text:p text:style-name="P33"/>
      <text:p text:style-name="P34">Los datos vistos hasta el momento <text:span text:style-name="T50">en el trabajo de tesis </text:span>son la ejecución del programa original, las <text:span text:style-name="T35">dos </text:span>subsecciones siguientes mostraran como evolucion<text:span text:style-name="T50">ó</text:span> con la optimización, <text:span text:style-name="T35">teniendo como base los tiempos y tamaños obtenidos en esta primer etapa</text:span>.</text:p>
      <text:p text:style-name="P63"/>
      <text:p text:style-name="normal"><text:span text:style-name="T36">### </text:span>4.<text:span text:style-name="T5">3</text:span>.<text:span text:style-name="T33">2</text:span> Optimización <text:span text:style-name="T52">serial</text:span> <text:span text:style-name="T3">y mediciones intermedias</text:span></text:p>
      <text:p text:style-name="P38">Luego de realizar la optimización <text:span text:style-name="T52">serial</text:span> <text:span text:style-name="T50">se </text:span>tomar<text:span text:style-name="T50">on nuevamente</text:span> mediciones. La compilación s<text:span text:style-name="T50">e realizó</text:span> con el mismo comando ya que <text:span text:style-name="T50">en esta etapa aún no tenemos</text:span> la adición de ninguna optimización paralela.</text:p>
      <text:p text:style-name="P38"/>
      <text:p text:style-name="P26"><text:s text:c="6"/>$ gfortran -o <text:span text:style-name="T21">optserial</text:span> invisidos2fin_<text:span text:style-name="T21">optSerial</text:span>.for</text:p>
      <text:p text:style-name="P26"/>
      <text:p text:style-name="P38">Y nuevamente para medir el tiempo del programa ejecutamos la <text:span text:style-name="T51">aplicación con la</text:span> instrucción time.</text:p>
      <text:p text:style-name="P38"/>
      <text:p text:style-name="P26"><text:s text:c="6"/>$ time ./o<text:span text:style-name="T21">ptserial</text:span></text:p>
      <text:p text:style-name="P59"/>
      <text:p text:style-name="P72">El tiempo obtenido en <text:span text:style-name="T68">PC1</text:span> <text:span text:style-name="T52">fue</text:span> de <text:span text:style-name="T67">16m2.124s</text:span>, <text:span text:style-name="T52">lo que representa una ganancia de 5m36s aproximadamente sobre la versión serial original de la aplicación en el mismo equipo, teniendo entonces un factor de 1.326 de mejora en el tiempo.</text:span></text:p>
      <text:p text:style-name="P73"><text:soft-page-break/>En la computadora <text:span text:style-name="T68">PC2 </text:span>los tiempos obtenidos <text:span text:style-name="T52">fueron</text:span> de <text:span text:style-name="T55">17</text:span>min <text:span text:style-name="T55">4.161</text:span>seg. <text:span text:style-name="T55">Se observa una mejora sobre l</text:span>a versión <text:span text:style-name="T52">serial </text:span>original d<text:span text:style-name="T55">e</text:span> <text:span text:style-name="T56">5</text:span>m <text:span text:style-name="T56">58</text:span>s <text:span text:style-name="T56">aproximadamente</text:span>, <text:span text:style-name="T52">lo que </text:span>da un factor de <text:span text:style-name="T56">1.35 X</text:span> de mejora en el tiempo.</text:p>
      <text:p text:style-name="P74">Se puede ver que el factor de mejora <text:span text:style-name="T70">alcanzado entre el original serial y el optimizado </text:span>es <text:span text:style-name="T70">muy similar entre ambos equipos, con una diferencia de solo 0.024, y que es </text:span>levemente mejor en PC<text:span text:style-name="T70">2</text:span>.</text:p>
      <text:p text:style-name="P62"><text:span text:style-name="T70">Estrictamente hablando del código optimizado serialmente, e</text:span>ntre <text:span text:style-name="T70">los </text:span>equipos la diferencia observada es de <text:span text:style-name="T68">1</text:span>m<text:span text:style-name="T68">2</text:span>s, <text:span text:style-name="T68">nuevamente </text:span>a favor de <text:span text:style-name="T68">PC1</text:span>.</text:p>
      <text:p text:style-name="P60">Estos datos se pueden observar en la tabla 4.3.<text:span text:style-name="T33">2</text:span>.1.</text:p>
      <text:p text:style-name="P60"/>
      <text:p text:style-name="P23"><text:s text:c="6"/>Agregar tabla 4.3.<text:span text:style-name="T33">2</text:span>.1</text:p>
      <text:p text:style-name="P71"><text:span text:style-name="T69"/></text:p>
      <text:p text:style-name="P61">Al observar el directorio donde se ejecuta la aplicación, observa<text:span text:style-name="T53">mos</text:span> que <text:span text:style-name="T53">luego de</text:span> la optimización <text:span text:style-name="T52">serial</text:span> ha<text:span text:style-name="T53">n</text:span> <text:span text:style-name="T53">desaparecido</text:span> los archivos “*.<text:span text:style-name="T71">tmp”</text:span>, ya que ahora lleva los cálculos intermedios en la memoria para poder mejorar los tiempos de acceso. El resto de archivos <text:span text:style-name="T54">(50 en total)</text:span> siguen <text:span text:style-name="T54">creandose</text:span>, pero al demorar la escritura de los archivos utilizados para ir mostrando y almacenando la salida por pantalla, tanto como los que obtienen los resultados finales, se logra evitar el acceso constante al disco a través de la ejecución de la aplicación para tener solo que hacerlo una vez por archivo al finalizar la ejecución del programa <text:span text:style-name="T22">[</text:span><text:span text:style-name="T16">ref al código??</text:span><text:span text:style-name="T22">]</text:span>.</text:p>
      <text:p text:style-name="P39">El tamaño ocupado por los archivos del programa ahora <text:span text:style-name="T54">fue</text:span> de <text:span text:style-name="T56">16</text:span> Mb <text:span text:style-name="T53">tanto en PC1 como en PC2.</text:span> Esto se puede observar en la figura 4.3.<text:span text:style-name="T33">2</text:span>.xx.</text:p>
      <text:p text:style-name="P39"/>
      <text:p text:style-name="P17"><text:s text:c="6"/>Agregar figura 4.3.<text:span text:style-name="T33">2</text:span>.xx <text:span text:style-name="T24">(du -sh y ls)</text:span></text:p>
      <text:p text:style-name="P61"/>
      <text:p text:style-name="P78">Observando la memoria en esta versión del programa obtenemos que consume <text:span text:style-name="T72">552 </text:span>Mb <text:span text:style-name="T72">mientras está en solgauss y 504MB el resto del tiempo, tanto en PC1 como PC2.</text:span> Esto <text:span text:style-name="T72">significa un incremento en la cantidad de memoria utilizada, en esta versión optimizada serialmente con respecto a la versión serial original, de 297MB cuando el programa está en la subrutina solgauss y de 287MB antes o después de dicha subrutina. Este incremento </text:span>se debe a los archivos “*.<text:span text:style-name="T73">tmp”</text:span> que ya no utiliza mas en disco y debe llevar en memoria como <text:span text:style-name="T73">in</text:span>ternal files. </text:p>
      <text:p text:style-name="P40">En la tabla 4.3.<text:span text:style-name="T33">2</text:span>.<text:span text:style-name="T74">yy</text:span> <text:span text:style-name="T74">odemos observar</text:span> estos datos.</text:p>
      <text:p text:style-name="P40"/>
      <text:p text:style-name="P18"><text:s text:c="6"/>Agregar tabla 4.3.<text:span text:style-name="T33">2</text:span>.<text:span text:style-name="T74">yy</text:span></text:p>
      <text:p text:style-name="P79"><text:span text:style-name="T69"/></text:p>
      <text:p text:style-name="P41">Nuevamente en el caso de la CPU podemos observar que un solo procesador (o core) es el encargado de realizar la tarea ya que aún no se optimiza paralelamente. En la figura 4.3.<text:span text:style-name="T33">2</text:span>.zz podemos observar nuevamente la ejecución <text:span text:style-name="T75">de la aplicación en PC1, optimizada serialmente,</text:span> en el momento que está dentro de <text:span text:style-name="T75">la subrutina </text:span>estela.</text:p>
      <text:p text:style-name="P41"/>
      <text:p text:style-name="P41"><text:span text:style-name="T15"><text:s text:c="6"/>Agregar figura 4.3.</text:span><text:span text:style-name="T19">2</text:span><text:span text:style-name="T15">.zz</text:span>.</text:p>
      <text:p text:style-name="P8"/>
      <text:p text:style-name="normal"><text:span text:style-name="T36">### </text:span>4.<text:span text:style-name="T5">3.3</text:span> Optimización Paralela <text:span text:style-name="T3">y mediciones finales</text:span></text:p>
      <text:p text:style-name="P80"><text:span text:style-name="T69">CONTINUAR ACA ----</text:span></text:p>
      <text:p text:style-name="P41">Finalmente realizamos las pruebas con la versión optimizada paralelamente del programa. <text:span text:style-name="T26">Para esta prueba cambiamos la forma de compilar el programa ya que se debe indicar que aprovechará las directivas de OpenMP, esto lo realizamos pasando el parámetro “-fopenmp” al comando de compilación, de la siguiente manera:</text:span></text:p>
      <text:p text:style-name="P41"/>
      <text:p text:style-name="P27">$ gfortran -<text:span text:style-name="T27">fopenmp </text:span>-o <text:span text:style-name="T27">paralelo</text:span> invisidos2fin_<text:span text:style-name="T21">optOMP</text:span>.for</text:p>
      <text:p text:style-name="P27"/>
      <text:p text:style-name="P42"><text:span text:style-name="T29">Al terminar</text:span> tenemos ya código listo para ejecutarse aprovechando la paralelización que brinda OpenMP. Nuevamente nos interesa medir el tiempo de ejecución del programa por lo cual lo ejecutamos con el comando time.</text:p>
      <text:p text:style-name="P42"><text:soft-page-break/></text:p>
      <text:p text:style-name="P42">$ time ./paralelo</text:p>
      <text:p text:style-name="P42"/>
      <text:p text:style-name="P43">El directorio de ejecución del programa se ve igual que en <text:span text:style-name="T28">la versión optimizada serialmente ya que en esta nueva versión se han agregado las directivas OpenMP utilizadas y no se ha tocado el código serial ni el tratamiento de los archivos.</text:span></text:p>
      <text:p text:style-name="P44">El tamaño ocupado por los archivos es de X Mb lo cual se muestra en la figura 4.3.<text:span text:style-name="T33">3</text:span>.xx.</text:p>
      <text:p text:style-name="P44"/>
      <text:p text:style-name="P19">Agregar figura 4.3.<text:span text:style-name="T33">3</text:span>.xx</text:p>
      <text:p text:style-name="P44"/>
      <text:p text:style-name="P44">Los resultados de time para la primer computadora indican que el tiempo de ejecución es de X1min Y1seg. Al comparar con los Xmin Yseg que tomó en su versión original podemos observar AA min de mejora en el tiempo, lo cual da un factor de XXX de mejora en <text:span text:style-name="T29">el desempeño</text:span>.</text:p>
      <text:p text:style-name="P45">En la segunda computadora obtenemos X2min Y2seg <text:span text:style-name="T30">de tiempo de ejecución, mientras el programa original tomó </text:span>Xmin Yseg, <text:span text:style-name="T30">es decir XG min mas rápida la versión paralela, </text:span>lo cual da un factor de XXX1 de mejora en el desempeño.</text:p>
      <text:p text:style-name="P46">En la tercer computadora donde los tiempos han sido mas rápidos obtenemos que el tiempo de ejecución del programa es ahora de X3min Y3seg, siendo XD min YD seg mas rápido que en el original, <text:span text:style-name="T31">dandonos un factor de XXX2 de mejora en el desempeño. Podemos observar esto en la tabla 4.3.3.1</text:span></text:p>
      <text:p text:style-name="P46"/>
      <text:p text:style-name="P20">Agregar tabla 4.3.<text:span text:style-name="T33">3</text:span>.1</text:p>
      <text:p text:style-name="P47"/>
      <text:p text:style-name="P47">Observando la memoria, en la primer computadora el programa consume X1 Mb de RAM, lo que indica AA Mb mas de memoria con respecto al original, pero apenas AA1 Mb con respecto al optimizado <text:span text:style-name="T52">serial</text:span>mente. Esta menor diferencia entre las versiones optimizadas se debe a que en estructura del programa no son diferentes, excepto por las construcciones paralelas.</text:p>
      <text:p text:style-name="P47">En <text:span text:style-name="T32">el segundo equipo consume Y1 Mb y en el tercero Z1 Mb, siendo los resultados similares (?) a los de la versión optimizada serialmente.</text:span></text:p>
      <text:p text:style-name="P48">Estos datos los observamos en la tabla 4.3.<text:span text:style-name="T33">3</text:span>.2.</text:p>
      <text:p text:style-name="P48"/>
      <text:p text:style-name="P21">Agregar Tabla 4.3.<text:span text:style-name="T33">3</text:span>.2</text:p>
      <text:p text:style-name="P48"/>
      <text:p text:style-name="P48">En el consumo de CPU esta vez podemos observar la diferencia entre los programas <text:span text:style-name="T52">serial</text:span>es y uno paralelizado. Observando en los tres equipos podemos notar que se han activado todos los cores disponibles en el equipo al momento de entrar en la zona de la subrutina estela. Podemos observar esto en la figura 4.3.<text:span text:style-name="T33">3</text:span>.zz. La activación de los cores no es administrada con directivas OpenMP por lo cual todos los cores disponibles son utilizados, pero como se indicaba en el capitulo 2 hay mas directivas que pueden ser estudiadas de OpenMP que podrían ser utilizadas para disminuir o incrementar la cantidad de hilos generados en una región paralela.</text:p>
      <text:p text:style-name="P48"/>
      <text:p text:style-name="P22">Agregar figura 4.3.<text:span text:style-name="T33">3</text:span>.zz</text:p>
      <text:p text:style-name="P48"/>
      <text:p text:style-name="P57">¿Poner una sección mas para mostrar la ejecución del caso de 80x80 en la pc mas nueva, programa original vs programa paralelo, como para mostrar los tiempos y poder ver si la ganancia sigue siendo la misma?</text:p>
      <text:p text:style-name="P35">## 4.4 Pruebas con 80x80 paneles</text:p>
      <text:p text:style-name="P35">---</text:p>
      <text:p text:style-name="normal"/>
      <text:p text:style-name="normal"><text:span text:style-name="T36">## </text:span>4.<text:span text:style-name="T49">5</text:span> Conclusión</text:p>
      <text:p text:style-name="P49">En este capítulo hemos presentado distintas pruebas de ejecución de la aplicación objeto de estudio de esta tesis durante el proceso de optimización de la misma, distinguiendo tres etapas: aplicación <text:soft-page-break/>original, aplicación optimizada <text:span text:style-name="T52">serial</text:span>mente, aplicación optimizada paralelamente. Además se utilizaron tres arquitecturas de hardware distintas para dar mayor amplitud a la prueba y poder observar el comportamiento de la aplicación <text:span text:style-name="T34">con distinto hardware.</text:span></text:p>
      <text:p text:style-name="P50">Como <text:span text:style-name="T34">primer instancia se tomó el programa original para tomar las mediciones que dieran la base de comparación para las etapas de optimización. Luego se aplicó la optimización como se indicó en el capítulo 3, optimización del código serial primero, y luego paralelización de una porción del código, lo cual es realizado aplicando las directivas de OpenMP a la subrutina estela.</text:span></text:p>
      <text:p text:style-name="P51">Se pudo ver </text:p>
      <text:p text:style-name="P1"/>
      <text:p text:style-name="P1"/>
      <text:p text:style-name="P1"/>
      <text:p text:style-name="P1"/>
      <text:p text:style-name="P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8-07T00:31:16.066626066</dc:date>
    <meta:editing-duration>PT13H24M19S</meta:editing-duration>
    <meta:editing-cycles>94</meta:editing-cycles>
    <meta:generator>LibreOffice/5.1.4.2$Linux_X86_64 LibreOffice_project/10m0$Build-2</meta:generator>
    <dc:creator>Andres Huayquil </dc:creator>
    <meta:document-statistic meta:table-count="0" meta:image-count="0" meta:object-count="0" meta:page-count="6" meta:paragraph-count="104" meta:word-count="2514" meta:character-count="15149" meta:non-whitespace-character-count="12498"/>
  </office:meta>
</office:document-meta>
</file>